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4.9972in" fo:margin-left="0in" style:page-number="auto" table:align="left"/>
    </style:style>
    <style:style style:name="Table1.A" style:family="table-column">
      <style:table-column-properties style:column-width="1.5521in"/>
    </style:style>
    <style:style style:name="Table1.B" style:family="table-column">
      <style:table-column-properties style:column-width="3.4451in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padding-left="0.075in" fo:padding-right="0.075in" fo:padding-top="0in" fo:padding-bottom="0in" fo:border="0.0069in solid #000000"/>
    </style:style>
    <style:style style:name="Table2" style:family="table">
      <style:table-properties style:width="4.9972in" fo:margin-left="0in" table:align="left"/>
    </style:style>
    <style:style style:name="Table2.A" style:family="table-column">
      <style:table-column-properties style:column-width="1.65in"/>
    </style:style>
    <style:style style:name="Table2.B" style:family="table-column">
      <style:table-column-properties style:column-width="3.3472in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Обычный">
      <style:paragraph-properties fo:hyphenation-ladder-count="no-limit" fo:break-before="page"/>
      <style:text-properties style:font-name="Arial" fo:font-size="10pt" style:font-size-asian="10pt" style:font-name-complex="Arial" style:font-size-complex="10pt" fo:hyphenate="true" fo:hyphenation-remain-char-count="0" fo:hyphenation-push-char-count="0"/>
    </style:style>
    <style:style style:name="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 style:list-style-name="L1"/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 style:list-style-name="L1"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 style:list-style-name="L2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 style:list-style-name="L3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 style:list-style-name="L4"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 style:list-style-name="L6"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3" style:family="paragraph" style:parent-style-name="Standard" style:list-style-name="L4"/>
    <style:style style:name="T1" style:family="text">
      <style:text-properties style:font-name="Arial" fo:font-size="10pt" fo:language="en" fo:country="US" style:font-size-asian="10pt" style:font-name-complex="Arial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222222" style:font-name="Arial" fo:font-size="10pt" fo:background-color="#ffffff" style:font-size-asian="10pt" style:font-name-complex="Arial" style:font-size-complex="10pt"/>
    </style:style>
    <style:style style:name="T4" style:family="text">
      <style:text-properties fo:color="#222222" fo:background-color="#ffffff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Основной_20_шрифт_20_абзаца"><text:span text:style-name="T1">Use</text:span></text:span><text:span text:style-name="Основной_20_шрифт_20_абзаца"><text:span text:style-name="T2"> </text:span></text:span><text:span text:style-name="Основной_20_шрифт_20_абзаца"><text:span text:style-name="T1">case</text:span></text:span><text:span text:style-name="Основной_20_шрифт_20_абзаца"><text:span text:style-name="T2">:</text:span></text:span></text:p>
          </table:table-cell>
          <table:table-cell table:style-name="Table1.A1" office:value-type="string">
            <text:p text:style-name="P3">Добавление кандидата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">Действующее лицо:</text:span></text:span></text:p>
          </table:table-cell>
          <table:table-cell table:style-name="Table1.A1" office:value-type="string">
            <text:p text:style-name="P3">Кадровый менеджер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">Предусловие:</text:span></text:span></text:p>
          </table:table-cell>
          <table:table-cell table:style-name="Table1.A1" office:value-type="string">
            <text:p text:style-name="P3">Открыто главное окно программы с таблицей кандидатов.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Основной сценарий:</text:p>
            <text:p text:style-name="P3"/>
          </table:table-cell>
          <table:table-cell table:style-name="Table1.A1" office:value-type="string">
            <text:list xml:id="list5531115682925978020" text:style-name="L1">
              <text:list-item>
                <text:p text:style-name="P7">Пользователь запрашивает форму для создания кандидата.</text:p>
              </text:list-item>
              <text:list-item>
                <text:p text:style-name="P7">Система предоставляет форму для создания кандидата.</text:p>
              </text:list-item>
              <text:list-item>
                <text:p text:style-name="P7">Пользователь вводит данные.</text:p>
              </text:list-item>
              <text:list-item>
                <text:p text:style-name="P7">Пользователь запрашивает сохранение введенных данных.</text:p>
              </text:list-item>
              <text:list-item>
                <text:p text:style-name="P7">Программа проверяет корректность введенных пользователем данных.</text:p>
              </text:list-item>
              <text:list-item>
                <text:p text:style-name="P7">Программа сохраняет данные</text:p>
              </text:list-item>
              <text:list-item>
                <text:p text:style-name="P7">Пользователь запрашивает закрытие формы.</text:p>
              </text:list-item>
              <text:list-item>
                <text:p text:style-name="P5"><text:span text:style-name="Основной_20_шрифт_20_абзаца"><text:span text:style-name="T3">Программа запрашивает у пользователя подтверждение закрытия формы</text:span></text:span></text:p>
              </text:list-item>
              <text:list-item>
                <text:p text:style-name="P7">Пользователь подтверждает закрытие формы.</text:p>
              </text:list-item>
              <text:list-item>
                <text:p text:style-name="P7">Программа закрывает форму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Альтернативный сценарий:</text:p>
            <text:p text:style-name="P3"/>
          </table:table-cell>
          <table:table-cell table:style-name="Table1.A1" office:value-type="string">
            <text:p text:style-name="P3">6.а. Программа сообщает об ошибке и невозможности сохранить данные.</text:p>
            <text:list xml:id="list7640834989803194276" text:style-name="L2">
              <text:list-item>
                <text:p text:style-name="P8">Переход на п.3.</text:p>
              </text:list-item>
            </text:list>
            <text:p text:style-name="P4"/>
            <text:p text:style-name="P3"/>
            <text:p text:style-name="P3">9.а. Пользователь не подтверждает закрытие формы.</text:p>
            <text:list xml:id="list1711173150851899774" text:style-name="L3">
              <text:list-item>
                <text:p text:style-name="P9">Форма остается открытой.</text:p>
              </text:list-item>
            </text:list>
            <text:p text:style-name="P3"/>
          </table:table-cell>
        </table:table-row>
      </table:table>
      <text:p text:style-name="P3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<text:span text:style-name="Основной_20_шрифт_20_абзаца"><text:span text:style-name="T1">Use case:</text:span></text:span></text:p>
          </table:table-cell>
          <table:table-cell table:style-name="Table2.A1" office:value-type="string">
            <text:p text:style-name="P3">Редактирование кандидата</text:p>
            <text:p text:style-name="P3"/>
          </table:table-cell>
        </table:table-row>
        <table:table-row>
          <table:table-cell table:style-name="Table2.A1" office:value-type="string">
            <text:p text:style-name="P3">Действующее лицо:</text:p>
          </table:table-cell>
          <table:table-cell table:style-name="Table2.A1" office:value-type="string">
            <text:p text:style-name="P3">Кадровый менеджер</text:p>
            <text:p text:style-name="P3"/>
          </table:table-cell>
        </table:table-row>
        <table:table-row>
          <table:table-cell table:style-name="Table2.A1" office:value-type="string">
            <text:p text:style-name="P3">Предусловие:</text:p>
          </table:table-cell>
          <table:table-cell table:style-name="Table2.A1" office:value-type="string">
            <text:p text:style-name="P3">Открыто главное окно программы с таблицей кандидатов.</text:p>
            <text:p text:style-name="P3"/>
          </table:table-cell>
        </table:table-row>
        <table:table-row>
          <table:table-cell table:style-name="Table2.A1" office:value-type="string">
            <text:p text:style-name="P3">Основной сценарий:</text:p>
            <text:p text:style-name="P3"/>
          </table:table-cell>
          <table:table-cell table:style-name="Table2.A1" office:value-type="string">
            <text:list xml:id="list1807433428048121133" text:style-name="L4">
              <text:list-item>
                <text:p text:style-name="P10">Пользователь выбирает кандидата для редактирования.</text:p>
              </text:list-item>
              <text:list-item>
                <text:p text:style-name="P10">Пользователь запрашивает форму редактирования данного кандидата.</text:p>
              </text:list-item>
              <text:list-item>
                <text:p text:style-name="P10">Система предоставляет форму редактирования с текущими данными кандидата.</text:p>
              </text:list-item>
              <text:list-item>
                <text:p text:style-name="P10">Пользователь редактирует данные.</text:p>
              </text:list-item>
              <text:list-item>
                <text:p text:style-name="P10">Пользователь запрашивает сохранение введенных данных.</text:p>
              </text:list-item>
              <text:list-item>
                <text:p text:style-name="P13"><text:span text:style-name="Основной_20_шрифт_20_абзаца"><text:span text:style-name="T3">Программа проверяет корректность введенных пользователем данных</text:span></text:span></text:p>
              </text:list-item>
              <text:list-item>
                <text:p text:style-name="P13"><text:span text:style-name="Основной_20_шрифт_20_абзаца"><text:span text:style-name="T3">Программа сохраняет данные</text:span></text:span></text:p>
              </text:list-item>
              <text:list-item>
                <text:p text:style-name="P10">Пользователь запрашивает закрытие формы.</text:p>
              </text:list-item>
              <text:list-item>
                <text:p text:style-name="P10"><text:span text:style-name="Основной_20_шрифт_20_абзаца"><text:span text:style-name="T4">Программа запрашивает у пользователя подтверждение закрытия формы</text:span></text:span></text:p>
              </text:list-item>
              <text:list-item>
                <text:p text:style-name="P10">Пользователь подтверждает закрытие формы.</text:p>
              </text:list-item>
              <text:list-item>
                <text:p text:style-name="P10">Программа закрывает форму.</text:p>
              </text:list-item>
            </text:list>
            <text:p text:style-name="P3"/>
          </table:table-cell>
        </table:table-row>
        <table:table-row>
          <table:table-cell table:style-name="Table2.A1" office:value-type="string">
            <text:p text:style-name="P3">Альтернативный сценарий:</text:p>
          </table:table-cell>
          <table:table-cell table:style-name="Table2.A1" office:value-type="string">
            <text:p text:style-name="P3">7.а. Программа сообщает об ошибке и невозможности сохранить данные.</text:p>
            <text:list xml:id="list34610215" text:continue-list="list7640834989803194276" text:style-name="L2">
              <text:list-header>
                <text:p text:style-name="P8">1.Переход на п.3.</text:p>
              </text:list-header>
            </text:list>
            <text:p text:style-name="P4"/>
            <text:p text:style-name="P3"/>
            <text:p text:style-name="P3">10.а. Пользователь не подтверждает закрытие формы.</text:p>
            <text:list xml:id="list2547762948656071538" text:style-name="L6">
              <text:list-item>
                <text:p text:style-name="P11">Форма остается открытой.</text:p>
              </text:list-item>
            </text:list>
            <text:p text:style-name="P3"/>
          </table:table-cell>
        </table:table-row>
      </table:table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KARINA</meta:initial-creator>
    <meta:creation-date>2015-02-24T11:06:00Z</meta:creation-date>
    <dc:date>2015-02-24T14:43:06.90</dc:date>
    <meta:editing-cycles>4</meta:editing-cycles>
    <meta:editing-duration>PT4680S</meta:editing-duration>
    <meta:document-statistic meta:table-count="2" meta:image-count="0" meta:object-count="0" meta:page-count="2" meta:paragraph-count="45" meta:word-count="207" meta:character-count="1687"/>
    <meta:template xlink:type="simple" xlink:actuate="onRequest" xlink:title="" xlink:href="../../Downloads/Use%20case%20(2).odt/Normal"/>
  </office:meta>
</office:document-meta>
</file>